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437" officeooo:paragraph-rsid="000364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----------------------------------------------------------- </text:p>
      <text:p text:style-name="Standard"><text:s text:c="4"/>Analyze Portfolio: <text:s text:c="53"/></text:p>
      <text:p text:style-name="Standard"><text:s text:c="4"/>--------------------------------------------------------------------- </text:p>
      <text:p text:style-name="Standard"><text:s text:c="4"/>Beta : 1.125 <text:tab/> Alpha: 0.055 <text:tab/> \ </text:p>
      <text:p text:style-name="Standard"><text:s text:c="4"/>Sharpe: 0.682 <text:tab/> Sortino: 0.928 </text:p>
      <text:p text:style-name="Standard"><text:s text:c="4"/>--------------------------------------------------------------------- </text:p>
      <text:p text:style-name="Standard"><text:s text:c="4"/>VaR : 0.061 <text:tab/> cVaR: 0.087 <text:tab/> \ </text:p>
      <text:p text:style-name="Standard"><text:s text:c="4"/>VaR/cVaR: 1.438 <text:tab/> Drawdown: 0.323</text:p>
      <text:p text:style-name="Standard"><text:s text:c="4"/>--------------------------------------------------------------------- </text:p>
      <text:p text:style-name="Standard"/>
      <text:p text:style-name="P1">Arregla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21:00:50.275000000</meta:creation-date>
    <dc:date>2024-06-06T22:46:36.610000000</dc:date>
    <meta:editing-duration>PT45M55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0" meta:word-count="27" meta:character-count="513" meta:non-whitespace-character-count="387"/>
  </office:meta>
</office:document-meta>
</file>